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2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/>
      <style:text-properties officeooo:paragraph-rsid="00052f59"/>
    </style:style>
    <style:style style:name="P2" style:family="paragraph" style:parent-style-name="Standard">
      <style:text-properties officeooo:paragraph-rsid="00052f59"/>
    </style:style>
    <style:style style:name="P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font-name="Times New Roman2" fo:font-size="14pt" fo:font-weight="bold" officeooo:rsid="0070fb25" officeooo:paragraph-rsid="00069215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font-name="Times New Roman2" fo:font-size="14pt" fo:font-weight="bold" officeooo:rsid="00069215" officeooo:paragraph-rsid="00069215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font-name="Times New Roman2" fo:font-size="14pt" fo:font-weight="bold" officeooo:rsid="0008109a" officeooo:paragraph-rsid="0008109a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font-name="Times New Roman2" fo:font-size="14pt" fo:font-weight="bold" officeooo:rsid="00091e86" officeooo:paragraph-rsid="00091e86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font-name="Times New Roman2" fo:font-size="14pt" fo:font-weight="bold" officeooo:rsid="000bb686" officeooo:paragraph-rsid="000bb686" style:font-size-asian="14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font-name="Times New Roman2" fo:font-size="14pt" fo:font-weight="bold" officeooo:rsid="000bb686" officeooo:paragraph-rsid="000bb686" style:font-size-asian="14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font-name="Times New Roman2" fo:font-size="14pt" fo:font-weight="bold" officeooo:rsid="000d1612" officeooo:paragraph-rsid="000d1612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font-name="Times New Roman2" fo:font-size="14pt" fo:font-weight="bold" officeooo:rsid="000d1612" officeooo:paragraph-rsid="000d1612" style:font-size-asian="14pt" style:font-weight-asian="bold" style:font-size-complex="14pt" style:font-weight-complex="bold"/>
    </style:style>
    <style:style style:name="P11" style:family="paragraph" style:parent-style-name="Standard" style:master-page-name="Standard">
      <style:paragraph-properties fo:margin-top="0in" fo:margin-bottom="0in" loext:contextual-spacing="false" fo:line-height="100%" fo:text-align="end" style:justify-single-word="false" style:page-number="auto"/>
      <style:text-properties officeooo:paragraph-rsid="00052f59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style:font-name="Times New Roman2" fo:font-size="14pt" fo:font-weight="bold" officeooo:rsid="0070fb25" officeooo:paragraph-rsid="00069215" style:font-size-asian="14pt" style:font-weight-asian="bold" style:font-size-complex="14pt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3" style:font-size-complex="14pt"/>
    </style:style>
    <style:style style:name="T2" style:family="text">
      <style:text-properties style:font-name="Times New Roman" fo:font-size="14pt" fo:font-weight="bold" officeooo:rsid="00069215" style:font-size-asian="14pt" style:font-weight-asian="bold" style:font-name-complex="Times New Roman3" style:font-size-complex="14pt"/>
    </style:style>
    <style:style style:name="T3" style:family="text">
      <style:text-properties style:font-name="Times New Roman" fo:font-size="14pt" style:font-size-asian="14pt" style:font-name-complex="Times New Roman3" style:font-size-complex="14pt"/>
    </style:style>
    <style:style style:name="T4" style:family="text">
      <style:text-properties style:font-name="Times New Roman" fo:font-size="14pt" officeooo:rsid="00052f59" style:font-size-asian="14pt" style:font-name-complex="Times New Roman3" style:font-size-complex="14pt"/>
    </style:style>
    <style:style style:name="T5" style:family="text">
      <style:text-properties style:font-name="Times New Roman" fo:font-size="14pt" officeooo:rsid="00091e86" style:font-size-asian="14pt" style:font-name-complex="Times New Roman3" style:font-size-complex="14pt"/>
    </style:style>
    <style:style style:name="T6" style:family="text">
      <style:text-properties style:font-name="Times New Roman" fo:font-size="14pt" fo:font-weight="normal" officeooo:rsid="00052f59" style:font-size-asian="14pt" style:font-weight-asian="normal" style:font-name-complex="Times New Roman3" style:font-size-complex="14pt" style:font-weight-complex="normal"/>
    </style:style>
    <style:style style:name="T7" style:family="text">
      <style:text-properties fo:color="#000000" style:font-name="Times New Roman" fo:font-size="14pt" style:font-size-asian="14pt" style:font-name-complex="Times New Roman3" style:font-size-complex="14pt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name-complex="Times New Roman3" style:font-size-complex="14pt"/>
    </style:style>
    <style:style style:name="T9" style:family="text">
      <style:text-properties fo:font-variant="normal" fo:text-transform="none" fo:color="#000000" fo:letter-spacing="normal" fo:font-style="normal" fo:font-weight="normal" style:font-weight-asian="normal" style:font-name-complex="Times New Roman3" style:font-weight-complex="normal"/>
    </style:style>
    <style:style style:name="T10" style:family="text">
      <style:text-properties fo:font-variant="normal" fo:text-transform="none" fo:color="#000000" fo:letter-spacing="normal" fo:font-style="normal" fo:font-weight="normal" officeooo:rsid="0008fe59" style:font-weight-asian="normal" style:font-name-complex="Times New Roman3" style:font-weight-complex="normal"/>
    </style:style>
    <style:style style:name="T11" style:family="text">
      <style:text-properties fo:font-variant="normal" fo:text-transform="none" fo:color="#000000" fo:letter-spacing="normal" fo:font-style="normal" fo:font-weight="normal" officeooo:rsid="000a2bb7" style:font-weight-asian="normal" style:font-name-complex="Times New Roman3" style:font-weight-complex="normal"/>
    </style:style>
    <style:style style:name="T12" style:family="text">
      <style:text-properties fo:font-variant="normal" fo:text-transform="none" fo:color="#000000" fo:letter-spacing="normal" fo:font-style="normal" fo:font-weight="normal" officeooo:rsid="006c37eb" style:font-weight-asian="normal" style:font-name-complex="Times New Roman3" style:font-weight-complex="normal"/>
    </style:style>
    <style:style style:name="T13" style:family="text">
      <style:text-properties fo:font-variant="normal" fo:text-transform="none" fo:color="#000000" fo:letter-spacing="normal" fo:font-style="normal" fo:font-weight="normal" officeooo:rsid="000d1612" style:font-weight-asian="normal" style:font-name-complex="Times New Roman3" style:font-weight-complex="normal"/>
    </style:style>
    <style:style style:name="T14" style:family="text">
      <style:text-properties fo:font-variant="normal" fo:text-transform="none" fo:color="#000000" fo:letter-spacing="normal" fo:font-style="normal" style:font-name-complex="Times New Roman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Группа:</text:span><text:span text:style-name="T3"> ИУ5-2</text:span><text:span text:style-name="T4">1</text:span></text:p>
      <text:p text:style-name="P1"><text:span text:style-name="T1">Студент: </text:span><text:span text:style-name="T6">Белоусов Евгений</text:span></text:p>
      <text:p text:style-name="P2"><text:span text:style-name="T1">КВ № </text:span><text:span text:style-name="T2">4</text:span><text:span text:style-name="T1">.</text:span><text:span text:style-name="T7"> </text:span><text:span text:style-name="T8">Дать лекционные определения понятий “система автоматического управления”, “ручная система управления”, “автоматизированная система управления”. Расположить САУ, РСУ, АСУ в порядке возрастания их сложности. Принятый порядок аргументировать.</text:span></text:p>
      <text:p text:style-name="P2"><text:span text:style-name="T8"/></text:p>
      <text:p text:style-name="P12"><text:span text:style-name="T12"/></text:p>
      <text:p text:style-name="P3"><text:span text:style-name="T9"/></text:p>
      <text:p text:style-name="P4"><text:span text:style-name="T14">Система автоматического управления (САУ)</text:span><text:span text:style-name="T9"> — система управления, контур обратной связи которой реализован с помощью автоматов. То есть управление в САУ осуществляется системой самостоятельно: без участия человека, но под его контролем. </text:span></text:p>
      <text:p text:style-name="P4"><text:span text:style-name="T9"/></text:p>
      <text:p text:style-name="P5"><text:span text:style-name="T14">Ручная система управления (РСУ)</text:span><text:span text:style-name="T9"> — система управления, контур обратной связи которой реализован с помощью человека </text:span><text:span text:style-name="T10">(</text:span><text:span text:style-name="T9">или коллектива людей</text:span><text:span text:style-name="T10">)</text:span><text:span text:style-name="T9">, включая те случаи, когда человек </text:span><text:span text:style-name="T10">(</text:span><text:span text:style-name="T9">или коллектив</text:span><text:span text:style-name="T10">)</text:span><text:span text:style-name="T9"> использует измерительную </text:span><text:span text:style-name="T10">аппаратуру</text:span><text:span text:style-name="T9"> и вычислительные устройства, но управляющее решение человек </text:span><text:span text:style-name="T10">(</text:span><text:span text:style-name="T9">или коллектив</text:span><text:span text:style-name="T10">)</text:span><text:span text:style-name="T9"> </text:span><text:span text:style-name="T10">принимает</text:span><text:span text:style-name="T9"> самостоятельно.</text:span></text:p>
      <text:p text:style-name="P5"><text:span text:style-name="T9"/></text:p>
      <text:p text:style-name="P6"><text:span text:style-name="T14">Автоматизированная система управления (АСУ)</text:span><text:span text:style-name="T9"> — система управления, в контур обратной связи которой, реализуемой автоматом, включен человек </text:span><text:span text:style-name="T11">(или коллектив)</text:span><text:span text:style-name="T9">.</text:span></text:p>
      <text:p text:style-name="P6"><text:span text:style-name="T9"/></text:p>
      <text:p text:style-name="P6"><text:span text:style-name="T9"/></text:p>
      <text:p text:style-name="P7"><text:span text:style-name="T9">В порядке возрастания сложности систем:</text:span></text:p>
      <text:p text:style-name="P8"><text:span text:style-name="T14">РСУ, АСУ, САУ</text:span></text:p>
      <text:p text:style-name="P7"><text:span text:style-name="T9">Данный порядок определен тем, что РСУ система не принимает и не разрабатывает решений. АСУ разрабатывает и предлагает человеку решения, но не принимает их сама. САУ разрабатывает, оценивает и принимает решения самостоятельно. <text:s text:c="2"/></text:span></text:p>
      <text:p text:style-name="P7"><text:span text:style-name="T9"/></text:p>
      <text:p text:style-name="P7"><text:span text:style-name="T9">Однако с точки зрения </text:span><text:span text:style-name="T13">сложности </text:span><text:span text:style-name="T9">процессов, которыми системы управления позволяют управлять, </text:span><text:span text:style-name="T13">системы следует разместить в обратном порядке:</text:span></text:p>
      <text:p text:style-name="P10"><text:span text:style-name="T14">САУ, АСУ, РСУ</text:span></text:p>
      <text:p text:style-name="P9"><text:span text:style-name="T9">Это обусловлено тем, что для создания САУ объект управления должен быть достаточно хорошо изучен и структурирован, для него должна существовать адекватная физическая или математическая модель. РСУ же позволяет осуществлять управление недостаточно изученными (а следовательно более сложными) процессами.</text:span></text:p>
      <text:p text:style-name="P2"><text:span text:style-name="T8"/></text:p>
      <text:p text:style-name="P2"><text:span text:style-name="T1">Дата:</text:span><text:span text:style-name="T3"> 2</text:span><text:span text:style-name="T5">1</text:span><text:span text:style-name="T3">.04.201</text:span><text:span text:style-name="T5">8</text:span></text:p>
      <text:p text:style-name="P2"><text:bookmark-start text:name="_GoBack"/><text:span text:style-name="T1">Подпись:</text:span><text:bookmark-end text:name="_GoBack"/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2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4:44:44.879081922</meta:creation-date>
    <dc:date>2018-04-21T15:20:21.924572294</dc:date>
    <meta:editing-duration>PT25M2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216" meta:character-count="1756" meta:non-whitespace-character-count="1546"/>
  </office:meta>
</office:document-meta>
</file>